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">
      <style:paragraph-properties fo:break-before="pag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bold"/>
    </style:style>
    <style:style style:name="T6" style:family="text">
      <style:text-properties style:font-size-asian="16pt"/>
    </style:style>
    <style:style style:name="T7" style:family="text">
      <style:text-properties style:font-weight-asian="bold"/>
    </style:style>
    <style:style style:name="T8" style:family="text">
      <style:text-properties style:font-size-complex="16pt"/>
    </style:style>
    <style:style style:name="T9" style:family="text">
      <style:text-properties style:font-weight-complex="bold"/>
    </style:style>
    <style:style style:name="T10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73033936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7302073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72998400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73066304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72995920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73046688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73046880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73049472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73049664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73070384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73070576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73033392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7302659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73016480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4"/></text:p>
      <text:p text:style-name="P2"><text:span text:style-name="T4">КУРСОВАЯ РАБОТА</text:span></text:p>
      <text:p text:style-name="P5">Тема: <text:span text:style-name="T2">Разработка сайта для изучения иностранных слов в субтитрах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Выполнил студент гр. 5057/2<text:tab/>В.В. Руцкий</text:p>
      <text:p text:style-name="P4"/>
      <text:p text:style-name="P4">Преподаватель:<text:tab/><text:tab/><text:tab/>Н.Б. Суетова</text:p>
      <text:p text:style-name="Standard"/>
      <text:p text:style-name="P7">Тема работы</text:p>
      <text:p text:style-name="Standard">Сервис для подготовки к просмотру телевизионных сериалов на иностранном языке</text:p>
      <text:p text:style-name="Standard"/>
      <text:p text:style-name="Standard">Данный сервис предназначен для людей со средним знанием<office:annotation><dc:creator>user_phmf6</dc:creator><dc:date>2010-09-24T08:52:00</dc:date><text:p text:style-name="P9"><text:span text:style-name="T10">Критерий?</text:span></text:p></office:annotation> английского языка,</text:p>
      <text:p text:style-name="Standard">которые могут смотреть и понимать большую часть просматриваемой серии на </text:p>
      <text:p text:style-name="Standard">иностранном языке, но ещё неизвестные для них 5-10% слов или выражений в </text:p>
      <text:p text:style-name="Standard">серии не дают полностью понять <text:change text:change-id="ct73033936"/><text:change-start text:change-id="ct73020736"/>содержание<text:change-end text:change-id="ct73020736"/>.</text:p>
      <text:p text:style-name="Standard"/>
      <text:p text:style-name="Standard"><text:change-start text:change-id="ct72998400"/>Если зритель <text:change-end text:change-id="ct72998400"/><text:change text:change-id="ct73066304"/><text:change-start text:change-id="ct72995920"/>с<text:change-end text:change-id="ct72995920"/>мотр<text:change text:change-id="ct73046688"/><text:change-start text:change-id="ct73046880"/>ит<text:change-end text:change-id="ct73046880"/> сериал с субтитрами и подсматривание<text:change text:change-id="ct73049472"/><text:change-start text:change-id="ct73049664"/>т<text:change-end text:change-id="ct73049664"/> в словарь при обнаружении </text:p>
      <text:p text:style-name="Standard">неизвестных слов<text:change-start text:change-id="ct73070384"/>, то это <text:change-end text:change-id="ct73070384"/><text:s/>отвлекает <text:change-start text:change-id="ct73070576"/>его <text:change-end text:change-id="ct73070576"/>от <text:change text:change-id="ct73033392"/><text:change-start text:change-id="ct73026592"/>содержания <text:change-end text:change-id="ct73026592"/>серии и не даёт погрузиться в </text:p>
      <text:p text:style-name="Standard">просмотр.</text:p>
      <text:p text:style-name="Standard">Чтение субтитров до просмотра серии приводит к раскрытию сюжета и просмотр</text:p>
      <text:p text:style-name="Standard">эпизода сериала становится уже неинтересным.</text:p>
      <text:p text:style-name="Standard"/>
      <text:p text:style-name="Standard">Оптимальным для зрителя выходом было бы иметь словарь неизвестных для него</text:p>
      <text:p text:style-name="Standard">слов или выражений для серии, которую он собирается посмотреть, перемешанных</text:p>
      <text:p text:style-name="Standard">и приведённых к исходным формам так, чтобы никак не отражать содержимое серии.</text:p>
      <text:p text:style-name="Standard">Тогда он мог бы изучить новые слова непосредственно перед просмотром серии и </text:p>
      <text:p text:style-name="Standard">смотреть эпизод<text:change-start text:change-id="ct73016480"/>,<text:change-end text:change-id="ct73016480"/> зная практически весь используемый в серии набор иностранных</text:p>
      <text:p text:style-name="Standard">слов.</text:p>
      <text:p text:style-name="Standard"/>
      <text:p text:style-name="Standard">Проектируемый сервис предназначен для составления такого словаря неизвестных </text:p>
      <text:p text:style-name="Standard">слов.</text:p>
      <text:p text:style-name="Standard">Базовый вариант использования следующий: </text:p>
      <text:p text:style-name="Standard"><text:s text:c="2"/>1) пользователь загружает субтитры серии, которую хочет посмотреть, </text:p>
      <text:p text:style-name="Standard"><text:s text:c="2"/>на сервис;</text:p>
      <text:p text:style-name="Standard"><text:s text:c="2"/>2) сервис строит словарь используемых слов и <text:span text:style-name="T1">выражений</text:span> в загруженном тексте</text:p>
      <text:p text:style-name="Standard"><text:s text:c="2"/>субтитров;</text:p>
      <text:p text:style-name="Standard"><text:s text:c="2"/>3) сервис выделяет из словаря серии неизвестные для пользователя слова и</text:p>
      <text:p text:style-name="Standard"><text:s text:c="2"/>предоставляет их список с переводом и произношением;</text:p>
      <text:p text:style-name="Standard"><text:s text:c="2"/>4) пользователь отмечает изученные или уже известные слова из полученного </text:p>
      <text:p text:style-name="Standard"><text:s text:c="2"/>списка;</text:p>
      <text:p text:style-name="Standard"><text:s text:c="2"/>5) сервис запоминает слова, которые пользователь отметил как (уже) </text:p>
      <text:p text:style-name="Standard"><text:s text:c="2"/>известные ему, и при следующим запросе не выдаёт их.</text:p>
      <text:p text:style-name="Standard"/>
      <text:p text:style-name="Standard">Возможны (и ожидаемы) вариации способа получения субтитров к серии (например </text:p>
      <text:p text:style-name="Standard">хранить каталог серий и сериалов, для которых сервис уже подготовил словари),</text:p>
      <text:p text:style-name="Standard">вариации способа определения неизвестных слов (например путём определения с </text:p>
      <text:p text:style-name="Standard">помощью теста примерного уровня знаний иностранного языка или известных </text:p>
      <text:p text:style-name="Standard">областей языка пользователя, и выдача слов, которые статистически малоизвестны </text:p>
      <text:p text:style-name="Standard">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</text:p>
      <text:p text:style-name="Standard">исходной форме, предполагается некоторый элемент совместной работы </text:p>
      <text:p text:style-name="Standard">пользователей по составлению такого словаря или редактированию автоматически </text:p>
      <text:p text:style-name="Standard">созданного словаря.</text:p>
      <text:p text:style-name="Standard">Также пользователи могут совместно определять малоизвестные слова и выражения -</text:p>
      <text:p text:style-name="Standard">эта статистика может использоваться при определении новых слов для других </text:p>
      <text:p text:style-name="Standard">пользователей.</text:p>
      <text:p text:style-name="P7">Сравнение с аналогами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MP2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Санкт-Петербургский государственный политехнический университет</text:p>
        <text:p text:style-name="MP2">Физико-механический факультет</text:p>
        <text:p text:style-name="MP2">Кафедра прикладной математики</text:p>
      </style:header>
      <style:footer>
        <text:p text:style-name="MP3">Санкт-Петербург</text:p>
        <text:p text:style-name="MP3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1-02-12T17:03:09</dc:date>
    <meta:editing-cycles>5</meta:editing-cycles>
    <meta:editing-duration>PT40H17M59S</meta:editing-duration>
    <meta:generator>OpenOffice.org/3.2$Unix OpenOffice.org_project/320m12$Build-9483</meta:generator>
    <meta:document-statistic meta:table-count="0" meta:image-count="0" meta:object-count="0" meta:page-count="3" meta:paragraph-count="58" meta:word-count="372" meta:character-count="2838"/>
    <meta:user-defined meta:name="Info 1"/>
    <meta:user-defined meta:name="Info 2"/>
    <meta:user-defined meta:name="Info 3"/>
    <meta:user-defined meta:name="Info 4"/>
  </office:meta>
</office:document-meta>
</file>